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2a2b2c" fo:font-size="12pt" style:font-size-asian="12pt" style:font-size-complex="12pt"/>
    </style:style>
    <style:style style:name="P2" style:family="paragraph" style:parent-style-name="Standard">
      <style:paragraph-properties fo:margin-left="12.7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top="0cm" fo:margin-bottom="0.423cm" fo:line-height="175%" fo:padding="0cm" fo:border="none"/>
    </style:style>
    <style:style style:name="P4" style:family="paragraph" style:parent-style-name="Standard">
      <style:paragraph-properties fo:margin-top="0cm" fo:margin-bottom="0.423cm" fo:line-height="115%" fo:padding="0cm" fo:border="none"/>
      <style:text-properties fo:color="#2a2b2c" fo:font-size="12pt" style:font-size-asian="12pt" style:font-size-complex="12pt"/>
    </style:style>
    <style:style style:name="P5" style:family="paragraph" style:parent-style-name="Standard">
      <style:paragraph-properties fo:margin-top="0.423cm" fo:margin-bottom="0cm" fo:line-height="115%"/>
      <style:text-properties fo:color="#2a2b2c" fo:font-size="12pt" style:font-size-asian="12pt" style:font-size-complex="12pt"/>
    </style:style>
    <style:style style:name="P6" style:family="paragraph" style:parent-style-name="Standard" style:master-page-name="">
      <style:paragraph-properties fo:margin-left="12.7cm" fo:margin-right="-0.609cm" fo:text-align="start" style:justify-single-word="false" fo:text-indent="0cm" style:auto-text-indent="false" style:page-number="auto"/>
    </style:style>
    <style:style style:name="P7" style:family="paragraph" style:parent-style-name="Standard">
      <style:paragraph-properties fo:margin-left="12.7cm" fo:margin-right="-0.609cm" fo:text-align="start" style:justify-single-word="false" fo:text-indent="0cm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3pt" style:font-size-asian="13pt" style:font-size-complex="13pt"/>
    </style:style>
    <style:style style:name="P9" style:family="paragraph" style:parent-style-name="Standard" style:list-style-name="WWNum1">
      <style:text-properties fo:font-size="12pt" style:font-size-asian="12pt" style:font-size-complex="12pt"/>
    </style:style>
    <style:style style:name="T1" style:family="text">
      <style:text-properties fo:font-variant="normal" fo:text-transform="none" fo:color="#ffffff" style:text-line-through-style="none" fo:font-style="normal" style:text-underline-style="none" fo:font-weight="bold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Пояснительная записка к проекту</text:p>
      <text:p text:style-name="P6">Гагарина Алёна</text:p>
      <text:p text:style-name="P7">Гареева София</text:p>
      <text:p text:style-name="P7">Хайтина Александра</text:p>
      <text:p text:style-name="P2"/>
      <text:p text:style-name="P2">Лицей Академии Яндекса</text:p>
      <text:p text:style-name="Standard"/>
      <text:p text:style-name="P5">Очень много школьников нуждаются в хорошем приложение-помощнике, в котором можно будет удобно держать расписание, домашнее задание, и быстро и просто менять информацию <text:s/>в случае изменений. Поэтому наша команда решила создать своего бота «Школьный помощник». Его цель состоит в том, чтобы помогать детям учиться и не отвлекаться на неудобства. Мы решили написать именно телеграмм бота, ведь сейчас почти у всех детей есть аккаунт в телеграмме, и им будет намного удобнее и быстрее заходить туда, чем скачивать отдельное приложение или искать бота в интернете.</text:p>
      <text:p text:style-name="P5">Наш бот будет не только полезным местом для хранения информации, но и развивающим для школьников, ведь он сможет помочь с повторением материала. Так же мы хотим создать помощника с максимально простым и понятным интерфейсом, чтобы пользователям было удобно им пользоваться в повседневной жизни.</text:p>
      <text:p text:style-name="P5"/>
      <text:p text:style-name="P4">Чтобы добиться этого, будет создано:</text:p>
      <text:list xml:id="list9116078883964645441" text:style-name="WWNum1">
        <text:list-item>
          <text:p text:style-name="P9">Класс Menu , содержащий основное меню с кнопками, ведущими к другим классам</text:p>
        </text:list-item>
        <text:list-item>
          <text:p text:style-name="P9">Класс Time_to_end, который будет говорить пользователю сколько осталось учиться до конца года.</text:p>
        </text:list-item>
        <text:list-item>
          <text:p text:style-name="P9">Класс Timetable, в котором можно будет посмотреть расписание на конкретный день, на день недели или всё расписание, а также домашнее задание на конкретный день.</text:p>
        </text:list-item>
        <text:list-item>
          <text:p text:style-name="P9">Класс Redact, в котором можно будет редактировать различную информацию о пользователе, менять и добавлять учебники, расписание и домашнее задание.</text:p>
        </text:list-item>
        <text:list-item>
          <text:p text:style-name="P9">Класс Homework, в котором можно будет посмотреть и записать свое домашнее задание.</text:p>
        </text:list-item>
        <text:list-item>
          <text:p text:style-name="P9">Класс Subject, в котором можно будет посмотреть различный теоретический материал, учебники по всем предметам.</text:p>
        </text:list-item>
        <text:list-item>
          <text:p text:style-name="P9">Класс Repetition, благодаря нему можно будет повторить уже изученный материал.</text:p>
        </text:list-item>
      </text:list>
      <text:p text:style-name="P5">Наш проект будет полезен и интересен многим школьникам, а также возможно <text:soft-page-break/>и учителям, которые смогут записывать там заданные домашние работы и легко добираться до теоретических материалов и учебников детей. Наше приложение будет очень полезным и нужным в повседневной школьной жизни.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RU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4-22T17:48:08.48</dc:date>
    <dc:creator>софия </dc:creator>
    <meta:generator>OpenOffice/4.1.11$Win32 OpenOffice.org_project/4111m1$Build-9808</meta:generator>
    <meta:editing-duration>PT4H42M8S</meta:editing-duration>
    <meta:editing-cycles>3</meta:editing-cycles>
    <meta:document-statistic meta:table-count="0" meta:image-count="0" meta:object-count="0" meta:page-count="2" meta:paragraph-count="16" meta:word-count="293" meta:character-count="2019"/>
  </office:meta>
</office:document-meta>
</file>